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h text:style-name="Heading_20_1" text:outline-level="1"><text:bookmark-start text:name="app-principal.-v2"/>App principal. V2<text:bookmark-end text:name="app-principal.-v2"/></text:h>
      <text:p text:style-name="P1">from ficheros import escribir_data_v2, leer_data_v3</text:p>
      <text:p text:style-name="P2"/>
      <text:p text:style-name="P3">if __name__== "__main__":</text:p>
      <text:p text:style-name="P4"><text:s text:c="4"/>escribir_data_v2('items.txt','Hola','Adiós')</text:p>
      <text:p text:style-name="P5"/>
      <text:p text:style-name="P6"><text:s text:c="4"/>data = leer_data_v3('items.txt')</text:p>
      <text:p text:style-name="P7"><text:s text:c="4"/>print(f"DATA:{data}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4-02-13T16:50:33Z</meta:creation-date>
    <dc:date>2024-02-13T16:50:33Z</dc:date>
  </office:meta>
</office:document-meta>
</file>